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5200000855B2FA00317A56C1F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rush Script MT" svg:font-family="'Brush Script MT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color="#729fcf" draw:fill-gradient-name="Gradient_20_3" draw:gradient-step-count="64" style:repeat="stretch"/>
    </style:style>
    <style:style style:name="gr1" style:family="graphic" style:parent-style-name="standard">
      <style:graphic-properties draw:stroke="none" draw:opacity="0%" draw:textarea-horizontal-align="justify" draw:textarea-vertical-align="middle" draw:auto-grow-height="false" fo:min-height="2cm" fo:min-width="8.75cm"/>
      <style:paragraph-properties style:writing-mode="lr-tb"/>
    </style:style>
    <style:style style:name="gr2" style:family="graphic" style:parent-style-name="objectwithoutfill">
      <style:graphic-properties svg:stroke-color="#ff0000" draw:fill="none" draw:textarea-vertical-align="middle"/>
    </style:style>
    <style:style style:name="gr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4cm" fo:min-width="16.25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861141" draw:textarea-horizontal-align="justify" draw:textarea-vertical-align="middle" draw:auto-grow-height="false" fo:min-height="2.5cm" fo:min-width="2.7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Brush Script MT"/>
    </style:style>
    <style:style style:name="P2" style:family="paragraph">
      <loext:graphic-properties draw:opacity="0%"/>
      <style:paragraph-properties fo:text-align="center" style:writing-mode="lr-tb"/>
      <style:text-properties style:font-name="Brush Script M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15%" fo:text-align="center" style:writing-mode="lr-tb"/>
      <style:text-properties style:font-name="Lucida Calligraphy"/>
    </style:style>
    <style:style style:name="P5" style:family="paragraph">
      <loext:graphic-properties draw:fill="none"/>
      <style:paragraph-properties fo:line-height="115%" fo:text-align="center" style:writing-mode="lr-tb"/>
      <style:text-properties style:font-name="Lucida Calligraphy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861141"/>
      <style:paragraph-properties fo:text-align="center" style:writing-mode="lr-tb"/>
    </style:style>
    <style:style style:name="T1" style:family="text">
      <style:text-properties style:font-name="Brush Script MT" fo:font-size="48pt" style:font-size-asian="48pt" style:font-size-complex="48pt"/>
    </style:style>
    <style:style style:name="T2" style:family="text">
      <style:text-properties style:font-name="Lucida Calligraphy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9.25cm" svg:height="2.25cm" svg:x="10.75cm" svg:y="1.25cm">
          <text:p text:style-name="P1"><text:span text:style-name="T1">Sobre m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2.5cm" svg:x2="13.25cm" svg:y2="2.5cm">
          <text:p/>
        </draw:line>
        <draw:line draw:style-name="gr2" draw:text-style-name="P3" draw:layer="layout" svg:x1="18.25cm" svg:y1="2.5cm" svg:x2="29.25cm" svg:y2="2.5cm">
          <text:p/>
        </draw:line>
        <draw:custom-shape draw:style-name="gr3" draw:text-style-name="P5" draw:layer="layout" svg:width="16.75cm" svg:height="14.25cm" svg:x="1cm" svg:y="2.75cm">
          <text:p text:style-name="P4"><text:span text:style-name="T2">Nacido en el País vasco el 26 de diciembre de 1987, siempre me han gustado los videojuegos y por ello decidí participar en el modulo de <text:s/>realización de proyectos multimedia interactivos alcanzando así los conocimientos necesarios para poder realizar videojuegos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9.005cm" svg:height="10.25cm" svg:x="19.495cm" svg:y="3.75cm">
          <draw:image xlink:href="Pictures/100000000000075200000855B2FA00317A56C1FE.jpg" xlink:type="simple" xlink:show="embed" xlink:actuate="onLoad" draw:mime-type="image/jpeg">
            <text:p/>
          </draw:image>
        </draw:frame>
        <draw:custom-shape draw:style-name="gr5" draw:text-style-name="P8" draw:layer="layout" svg:width="3.25cm" svg:height="2.75cm" svg:x="2cm" svg:y="17.25cm">
          <text:p text:style-name="P7">LOG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rush Script MT" svg:font-family="'Brush Script MT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3" draw:display-name="Gradient 3" draw:style="linear" draw:start-color="#ffffff" draw:end-color="#2a6099" draw:start-intensity="75%" draw:end-intensity="100%" draw:angle="167deg" draw:border="53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2:18:30.023000000</meta:creation-date>
    <dc:date>2022-11-27T17:11:15.378000000</dc:date>
    <meta:editing-duration>PT1H12M23S</meta:editing-duration>
    <meta:editing-cycles>12</meta:editing-cycles>
    <meta:generator>LibreOffice/7.4.1.2$Windows_X86_64 LibreOffice_project/3c58a8f3a960df8bc8fd77b461821e42c061c5f0</meta:generator>
    <meta:document-statistic meta:object-count="6"/>
  </office:meta>
</office:document-meta>
</file>